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xml="http://www.w3.org/XML/1998/namespace" office:version="1.2">
  <office:font-face-decls/>
  <office:automatic-styles>
    <style:style style:name="auto1573_0" style:family="text">
      <style:text-properties fo:font-size="11pt"/>
    </style:style>
    <style:style style:name="auto1573_1" style:family="text">
      <style:text-properties fo:font-size="12pt"/>
    </style:style>
    <style:style style:name="auto1573_2" style:family="text">
      <style:text-properties fo:font-size="13pt"/>
    </style:style>
    <style:style style:name="auto1573_3" style:family="text">
      <style:text-properties fo:font-size="14pt"/>
    </style:style>
    <style:style style:name="auto1573_4" style:family="text">
      <style:text-properties fo:font-size="13pt"/>
    </style:style>
    <style:style style:name="auto1573_5" style:family="text">
      <style:text-properties fo:font-size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cteurs rencontrer dans le cadre du terrain à Madagascar<text:s/></text:p>
      <text:p text:style-name="Standard"/>
      <text:p text:style-name="Standard"><text:span text:style-name="auto1573_4"/><text:span text:style-name="auto1573_5">Analamanga</text:span></text:p>
      <text:p text:style-name="Standard"><text:span text:style-name="auto1573_5"/><text:s/></text:p>
      <text:p text:style-name="Standard">- Service pépinière, Direction d'espaces et propriétés urbaines (DEPU)</text:p>
      <text:p text:style-name="Standard">- Service péninière, chef de service agriculture urbaine<text:s/></text:p>
      <text:p text:style-name="Standard">- Mairie de Tamanarive, Chef de service du aprtimoine et de l'urbanisme<text:s/></text:p>
      <text:p text:style-name="Standard">- Service des domaines et topographie, chef de service des études et révisions des textes fonciers</text:p>
      <text:p text:style-name="Standard">- Ministère de l'Agriculture, directeur des Affaires juridiques<text:s/></text:p>
      <text:p text:style-name="Standard">- PADR (Plan d'Action pour le Développement Rural), chef de la statistique agricole<text:s/></text:p>
      <text:p text:style-name="Standard">- Office de l'envrionnement et des forêts</text:p>
      <text:p text:style-name="Standard">- Fokontany <text:s/>des communes étudiés Fokontany II Arrondissmeent, Antananarivo)<text:s/></text:p>
      <text:p text:style-name="Standard">- Ministère des finances et du budget, chef du servivce du secteur infrastructure et chef de division productif</text:p>
      <text:p text:style-name="Standard">- Parc botonique et zoologique de Tananarive, responsable de la communication<text:s/></text:p>
      <text:p text:style-name="Standard">- AFD (Agence Française de Développement), chargée de projet infrastructure, développement urbain et environnement</text:p>
      <text:p text:style-name="Standard">- Responsable du ROR/ord (Réseau des Observatoires Ruraux) <text:s/></text:p>
      <text:p text:style-name="Standard">- Association Tany Meva, gestionnaire de programme fondation Tany Meva <text:s/><text:s/></text:p>
      <text:p text:style-name="Standard">- Ministère de la justice, Directeur des études</text:p>
      <text:p text:style-name="Standard">- Alliance Voahary Gasy<text:s/>(Association)<text:s/></text:p>
      <text:p text:style-name="Standard">- Institut des Métiers et de La ville, coordonnateur du projet de coopérationd décentralisée avec la région Ile-de-France à Anatananarivo, chargée de mission agriculture urbaine et environnement<text:s/></text:p>
      <text:p text:style-name="Standard">- Ministère de l'Environnement et des forêts, Direction régionale d'Analamanga, responsable des transfers de gestion et Directeur Général des eaux et Forêts</text:p>
      <text:p text:style-name="Standard">- DELC, Directrice du centre de recherche pour le<text:s/>droit de l'envrionnement<text:s/></text:p>
      <text:p text:style-name="Standard"/>
      <text:p text:style-name="Standard">manque les acteurs de l'enquête à lister (BIF, maires, ...) <text:s/></text:p>
      <text:p text:style-name="Standard"/>
      <text:p text:style-name="Standard"><text:span text:style-name="auto1573_0"/><text:span text:style-name="auto1573_1"/><text:span text:style-name="auto1573_2"/><text:span text:style-name="auto1573_3">Itasy</text:span></text:p>
      <text:p text:style-name="Standard"><text:span text:style-name="auto1573_3"/></text:p>
      <text:p text:style-name="Standard">- Ministère de l'Environnement et des Forêts, Directrice de la Driection régionale de l'environnement à Itasy</text:p>
      <text:p text:style-name="Standard">- Ministère de l'Environnement et des Forêts, chef de service Régional du controle et responsable de PRPSE (gestion des données)</text:p>
      <text:p text:style-name="Standard">- BIF ( Birao Ifoton'ny Fananan-tany, guichet foncier) , AMO<text:s/>I</text:p>
      <text:p text:style-name="Standard">- Adjoint au maire Amo</text:p>
      <text:p text:style-name="Standard"/>
      <text:p text:style-name="Standard">manque les acteurs de l'enquête à lister (BIF, maires, ...)<text:s/></text:p>
      <text:p text:style-name="Standard"><text:s/></text:p>
      <text:p text:style-name="Standard"><text:s/></text:p>
    </office:text>
  </office:body>
</office:document-content>
</file>

<file path=styles.xml><?xml version="1.0" encoding="utf-8"?>
<office:document-styles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xml="http://www.w3.org/XML/1998/namespa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xml="http://www.w3.org/XML/1998/namespace" office:version="1.2">
  <office:meta>
    <meta:initial-creator>Thomas Müller</meta:initial-creator>
    <meta:creation-date>2013-08-18T19:37:23</meta:creation-date>
    <meta:generator>WebODF/0.4.2-2050-g8d8fc02 Mozilla/5.0 (Macintosh; Intel Mac OS X 10.7; rv:31.0) Gecko/20100101 Firefox/31.0</meta:generator>
    <dc:creator>Aurélie Gaudieux</dc:creator>
    <dc:date>2014-09-26T07:08:07.363Z</dc:date>
    <meta:editing-cycles>2</meta:editing-cycles>
  </office:meta>
</office:document-meta>
</file>